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2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rsid="000edc2d" officeooo:paragraph-rsid="000edc2d"/>
    </style:style>
    <style:style style:name="P14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5" style:family="paragraph" style:parent-style-name="Table_20_Contents">
      <style:text-properties officeooo:rsid="0013defe" officeooo:paragraph-rsid="0013defe"/>
    </style:style>
    <style:style style:name="P16" style:family="paragraph" style:parent-style-name="Table_20_Contents">
      <style:text-properties officeooo:rsid="001d764a" officeooo:paragraph-rsid="001d764a"/>
    </style:style>
    <style:style style:name="P17" style:family="paragraph" style:parent-style-name="Table_20_Contents">
      <style:text-properties officeooo:rsid="001e0589" officeooo:paragraph-rsid="001e0589"/>
    </style:style>
    <style:style style:name="P18" style:family="paragraph" style:parent-style-name="Table_20_Contents">
      <style:text-properties officeooo:rsid="00154bbd" officeooo:paragraph-rsid="00175d36"/>
    </style:style>
    <style:style style:name="P19" style:family="paragraph" style:parent-style-name="Standard">
      <style:text-properties officeooo:rsid="0007535e" officeooo:paragraph-rsid="0007535e"/>
    </style:style>
    <style:style style:name="P20" style:family="paragraph" style:parent-style-name="Standard">
      <style:text-properties officeooo:rsid="0007535e" officeooo:paragraph-rsid="00083ee5"/>
    </style:style>
    <style:style style:name="P21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2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3" style:family="paragraph" style:parent-style-name="Standard">
      <style:text-properties officeooo:rsid="0010d04c" officeooo:paragraph-rsid="0010d04c"/>
    </style:style>
    <style:style style:name="P24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5" style:family="paragraph" style:parent-style-name="Header_20__28_user_29_">
      <style:text-properties officeooo:rsid="001a9aa2" officeooo:paragraph-rsid="00224538"/>
    </style:style>
    <style:style style:name="P26" style:family="paragraph" style:parent-style-name="Table_20_Contents">
      <style:text-properties officeooo:rsid="00239412" officeooo:paragraph-rsid="00239412"/>
    </style:style>
    <style:style style:name="P27" style:family="paragraph" style:parent-style-name="Table_20_Contents">
      <style:text-properties officeooo:rsid="0028381c" officeooo:paragraph-rsid="0028381c"/>
    </style:style>
    <style:style style:name="P28" style:family="paragraph" style:parent-style-name="Header_20__28_user_29_">
      <style:text-properties officeooo:rsid="00224538" officeooo:paragraph-rsid="00239412"/>
    </style:style>
    <style:style style:name="P29" style:family="paragraph" style:parent-style-name="Header_20__28_user_29_">
      <style:text-properties officeooo:paragraph-rsid="0028381c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T12" style:family="text">
      <style:text-properties officeooo:rsid="0022453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82d4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3">Diese Erweiterung stellt einige brauchbare Funktionen für den Mathematikunterricht zur Verfügung.</text:p>
      <text:p text:style-name="Standard"/>
      <text:p text:style-name="P20"><text:span text:style-name="T3">K</text:span>opiere die Datei <text:span text:style-name="Datei"><text:span text:style-name="T2">InitMaxima.mac</text:span></text:span> in das gleiche Verzeichnis wie deine Maxima Datei.</text:p>
      <text:p text:style-name="P19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eschreibung</text:p>
          </table:table-cell>
          <table:table-cell table:style-name="Tabelle1.B1" office:value-type="string">
            <text:p text:style-name="P12">Beispiel</text:p>
          </table:table-cell>
        </table:table-row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P25"><text:tab/>titel&gt;"Mein Titel",</text:p>
            <text:p text:style-name="P28"><text:tab/>colors&gt;["#aa33bb", green],</text:p>
            <text:p text:style-name="P28"><text:tab/>labels&gt;[</text:p>
            <text:p text:style-name="P28"><text:tab/> <text:s text:c="7"/>["Bars",1,1],</text:p>
            <text:p text:style-name="P28"><text:tab/> <text:s text:c="7"/>["Points and Polygon",2,1]</text:p>
            <text:p text:style-name="P29"><text:span text:style-name="T12"><text:tab/>],</text:span></text:p>
            <text:p text:style-name="P29"><text:span text:style-name="T12"><text:tab/>subst&gt;[a,b,c,d]<text:line-break/></text:span>)</text:p>
            <text:p text:style-name="P18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  <text:p text:style-name="P18"/>
            <text:p text:style-name="P18">Farben kann man im gewohnten RGB Modell oder mit Standardnamen (blue,red,green, etc) angeben</text:p>
            <text:p text:style-name="P18"/>
            <text:p text:style-name="P26"><text:span text:style-name="T14">l</text:span><text:span text:style-name="T13">abel</text:span><text:span text:style-name="T14">s</text:span> setzt eine Beschriftung an die Koordinaten ["Text", x, y]</text:p>
            <text:p text:style-name="P26"/>
            <text:p text:style-name="P27"><text:span text:style-name="T13">subst</text:span> ersetzt Variable a→ b, c → d usw.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ZeichnePunkte(...)</text:p>
            <text:p text:style-name="P16">funktioniert wir die obigen Befehle, nur werden Punkte gezeichnet.</text:p>
            <text:p text:style-name="P24"><text:span text:style-name="T11">a</text:span>ppend() … Damit können mehrere Punktlisten <text:span text:style-name="T11">erstellt</text:span> werden</text:p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9"/>
            <text:p text:style-name="P9">pointlist:append(</text:p>
            <text:p text:style-name="P9"><text:s text:c="4"/>[color=blue, point_size=1.5,point_type=7, points_joined=true, points(Punkte)]</text:p>
            <text:p text:style-name="P9">) $</text:p>
            <text:p text:style-name="P9">ZeichnePunkte(pointlist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5">L<text:span text:style-name="T11">iest eine CSV Datei ein und gibt eine Matrix zurück</text:span></text:p>
            <text:p text:style-name="P17">separator ist ohne Angabe ein ;</text:p>
            <text:p text:style-name="P17">skip gibt an, wie viele Zeilen übersprungen werden</text:p>
          </table:table-cell>
          <table:table-cell table:style-name="Tabelle1.B4" office:value-type="string">
            <text:p text:style-name="P10">M: ReadCSV(filename,</text:p>
            <text:p text:style-name="P10"><text:s text:c="4"/>separator&gt;",",</text:p>
            <text:p text:style-name="P10"><text:s text:c="4"/>skip&gt;1</text:p>
            <text:p text:style-name="P10">);</text:p>
            <text:p text:style-name="P10"/>
            <text:p text:style-name="P11">/* Spalten zu Zeilen */</text:p>
            <text:p text:style-name="P11">MM: args(transpose(M))$</text:p>
            <text:p text:style-name="P11">/* points als [x1,x2,...], [y1,y2,...] */</text:p>
            <text:p text:style-name="P11">pointlist:append(</text:p>
            <text:p text:style-name="P11"><text:s text:c="4"/>[key = "Small points", color=blue, point_size=0,point_type=7, points_joined=true, points(MM[1], MM[2])]</text:p>
            <text:p text:style-name="P11">) $</text:p>
            <text:p text:style-name="P11"/>
            <text:p text:style-name="P11">ZeichnePunkte(pointlist,0,3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3">Erstellt eine Funktion bei zwei gegebenen Punkten</text:p>
          </table:table-cell>
          <table:table-cell table:style-name="Tabelle1.B5" office:value-type="string">
            <text:p text:style-name="P22">p1:[5,100]$</text:p>
            <text:p text:style-name="P22">p2:[8,130]$</text:p>
            <text:p text:style-name="P21">f: y=a*b^x$</text:p>
            <text:p text:style-name="P21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S</meta:editing-duration>
    <meta:editing-cycles>33</meta:editing-cycles>
    <meta:generator>LibreOffice/6.0.2.1$Windows_X86_64 LibreOffice_project/f7f06a8f319e4b62f9bc5095aa112a65d2f3ac89</meta:generator>
    <dc:date>2018-03-07T12:33:17.893000000</dc:date>
    <meta:document-statistic meta:table-count="1" meta:image-count="0" meta:object-count="6" meta:page-count="2" meta:paragraph-count="65" meta:word-count="294" meta:character-count="2323" meta:non-whitespace-character-count="20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